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38602" officeooo:paragraph-rsid="00038602"/>
    </style:style>
    <style:style style:name="P2" style:family="paragraph" style:parent-style-name="Standard">
      <style:text-properties officeooo:rsid="00039216" officeooo:paragraph-rsid="00039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</text:p>
      <text:p text:style-name="P2">SI</text:p>
      <text:p text:style-name="P2">OKOK</text:p>
      <text:p text:style-name="P2">ISISISIS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2T21:09:09.417030233</meta:creation-date>
    <dc:date>2025-02-22T21:11:16.628292407</dc:date>
    <meta:editing-duration>PT1M3S</meta:editing-duration>
    <meta:editing-cycles>2</meta:editing-cycles>
    <meta:generator>LibreOffice/25.2.0.3$Linux_X86_64 LibreOffice_project/520$Build-3</meta:generator>
    <meta:document-statistic meta:table-count="0" meta:image-count="0" meta:object-count="0" meta:page-count="1" meta:paragraph-count="4" meta:word-count="4" meta:character-count="17" meta:non-whitespace-character-count="17"/>
  </office:meta>
</office:document-meta>
</file>